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dugi" svg:font-family="Gadug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Standard">
      <style:text-properties officeooo:rsid="001f1104" officeooo:paragraph-rsid="001f1104"/>
    </style:style>
    <style:style style:name="P2" style:family="paragraph" style:parent-style-name="Text_20_body">
      <style:paragraph-properties fo:margin-left="0in" fo:margin-right="0in" fo:margin-top="0in" fo:margin-bottom="0in" style:contextual-spacing="false" fo:orphans="2" fo:widows="2" fo:text-indent="0in" style:auto-text-indent="false"/>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adugi" fo:font-size="11pt" fo:letter-spacing="normal" fo:font-style="normal" fo:font-weight="normal"/>
    </style:style>
    <style:style style:name="P5" style:family="paragraph" style:parent-style-name="Text_20_body">
      <style:text-properties fo:font-variant="normal" fo:text-transform="none" fo:color="#000000" loext:opacity="100%" style:font-name="Gadugi" fo:font-size="11pt" fo:letter-spacing="normal" fo:font-style="normal" fo:font-weight="normal" officeooo:rsid="001f1104" officeooo:paragraph-rsid="001f1104"/>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Gadugi" fo:font-size="11pt" fo:letter-spacing="normal" fo:font-style="italic"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Times New Roman" fo:font-size="12pt" fo:letter-spacing="normal" fo:font-style="normal" fo:font-weight="normal"/>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officeooo:rsid="001f1104"/>
    </style:style>
    <style:style style:name="P9" style:family="paragraph" style:parent-style-name="Text_20_body">
      <style:text-properties officeooo:paragraph-rsid="001f1104"/>
    </style:style>
    <style:style style:name="T1" style:family="text">
      <style:text-properties style:font-name="Gadugi" fo:font-size="11pt" fo:font-style="italic" fo:font-weight="normal"/>
    </style:style>
    <style:style style:name="T2" style:family="text">
      <style:text-properties fo:color="#000000" loext:opacity="100%" style:font-name="Gadugi" fo:font-size="11pt"/>
    </style:style>
    <style:style style:name="T3" style:family="text">
      <style:text-properties fo:font-variant="normal" fo:text-transform="none" fo:color="#000000" loext:opacity="100%" style:font-name="Gadugi" fo:font-size="11pt" fo:letter-spacing="normal" fo:font-style="normal" fo:font-weight="normal"/>
    </style:style>
    <style:style style:name="T4" style:family="text">
      <style:text-properties fo:font-variant="normal" fo:text-transform="none" fo:color="#000000" loext:opacity="100%" style:font-name="Gadugi" fo:font-size="11pt" fo:letter-spacing="normal" fo:font-style="normal" fo:font-weight="normal" officeooo:rsid="001f1104"/>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1155cc" loext:opacity="100%" style:font-name="Gadugi" fo:font-size="11pt" fo:letter-spacing="normal" fo:font-style="normal" fo:font-weight="normal"/>
    </style:style>
    <style:style style:name="T7" style:family="text">
      <style:text-properties fo:font-variant="normal" fo:text-transform="none" fo:color="#1155cc" loext:opacity="100%" style:font-name="Gadugi" fo:font-size="11pt" fo:letter-spacing="normal" fo:font-style="normal" fo:font-weight="normal" officeooo:rsid="001f11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k Legal Links</text:p>
      <text:p text:style-name="P1"/>
      <text:p text:style-name="P9"><text:span text:style-name="T4">Mboya’s LinkedIn profile: </text:span><text:a xlink:type="simple" xlink:href="https://www.linkedin.com/in/samuel-mboya-5575b782" office:target-frame-name="_blank" xlink:show="new" text:style-name="Internet_20_link" text:visited-style-name="Visited_20_Internet_20_Link"><text:span text:style-name="T7">https://www.linkedin.com/in/</text:span></text:a></text:p>
      <text:p text:style-name="P2"><text:span text:style-name="T3">Makena’s LinkedIn profile: </text:span><text:a xlink:type="simple" xlink:href="https://www.linkedin.com/in/makena-kingori-32961254/" office:target-frame-name="_blank" xlink:show="new" text:style-name="Internet_20_link" text:visited-style-name="Visited_20_Internet_20_Link"><text:span text:style-name="T6">https://www.linkedin.com/in/</text:span></text:a></text:p>
      <text:p text:style-name="P2"><text:span text:style-name="T5"/></text:p>
      <text:p text:style-name="P1">​// Email Description</text:p>
      <text:p text:style-name="P1"/>
      <text:p text:style-name="P5">We kindly but urgently request you to redesign our website. This would be an interim website therefore everything should be on one long page that someone can scroll down and see different sections with different information.</text:p>
      <text:p text:style-name="P3"> </text:p>
      <text:p text:style-name="P2"><text:span text:style-name="T3">Find attached an example of the design and basically how we would like it to look like. Also find attached a canva link of a similar website we would like to emulate: </text:span><text:a xlink:type="simple" xlink:href="https://www.canva.com/templates/EAFK3s-858c-dark-blue-black-law-firm-sleek-corporate-law-firm-website/" office:target-frame-name="_blank" xlink:show="new" text:style-name="Internet_20_link" text:visited-style-name="Visited_20_Internet_20_Link"><text:span text:style-name="T6">https://www.canva.com/</text:span></text:a></text:p>
      <text:p text:style-name="P3"> </text:p>
      <text:p text:style-name="P4">Feature alot of the Company’s Brand Colours and Blue.</text:p>
      <text:p text:style-name="P3"> </text:p>
      <text:p text:style-name="P7"><text:span text:style-name="T2">Don’t use Times New Roman as a text font.</text:span> <text:span text:style-name="T2">Sans serif fonts are modern and clean. You can select legal fonts that showcase the type of firm we are.</text:span></text:p>
      <text:p text:style-name="P3"> </text:p>
      <text:p text:style-name="P2"><text:span text:style-name="T3">The rest of the team herein copied will share more relevant information/documents. My LinkedIn profile link is:  </text:span><text:a xlink:type="simple" xlink:href="https://www.linkedin.com/in/abiud-ambehi-9ba8a9179/" office:target-frame-name="_blank" xlink:show="new" text:style-name="Internet_20_link" text:visited-style-name="Visited_20_Internet_20_Link"><text:span text:style-name="T6">https://www.linkedin.com/in/</text:span></text:a></text:p>
      <text:p text:style-name="P3"> </text:p>
      <text:p text:style-name="P3">“<text:span text:style-name="T1">Content for Website page 1</text:span></text:p>
      <text:p text:style-name="P6">At MK Legal multi-national companies, local entrepreneurs and pro bono clients can expect the same level of world class legal services delivered with the highest ethical standards. As a full-service commercial law firm in Nairobi we strive for excellence in everything we do.</text:p>
      <text:p text:style-name="P6">And we pride ourselves on our in-depth knowledge and experience in several key industry sectors, including Construction and Infrastructure, Real Estate, Consumer and Manufactured Goods; Energy and Natural Resources; Financial Institutions; Insurance; Public Sector; Transportation; Telecommunications; Media and Entertainment; and Technology.</text:p>
      <text:p text:style-name="P6">The firm has received recognition for its excellence and was a nomine in the SME law firm of the Year Category 2022 of the Nairobi Legal Awards.</text:p>
      <text:p text:style-name="P3"> </text:p>
      <text:p text:style-name="P6">Page 2 </text:p>
      <text:p text:style-name="P6">The Team</text:p>
      <text:p text:style-name="P6">Please share all profiles for them to include together with the pictures.</text:p>
      <text:p text:style-name="P6">Mine is available on LinkedIn</text:p>
      <text:p text:style-name="P3"> </text:p>
      <text:p text:style-name="P6">Resources tab</text:p>
      <text:p text:style-name="P3"> </text:p>
      <text:p text:style-name="P6">Contact Us (to include map)”</text:p>
      <text:p text:style-name="P3"> </text:p>
      <text:p text:style-name="P3">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dugi" svg:font-family="Gadug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21:28:50.719374018</meta:creation-date>
    <dc:date>2023-04-04T21:38:20.460586399</dc:date>
    <meta:editing-duration>PT9M33S</meta:editing-duration>
    <meta:editing-cycles>1</meta:editing-cycles>
    <meta:document-statistic meta:table-count="0" meta:image-count="0" meta:object-count="0" meta:page-count="1" meta:paragraph-count="29" meta:word-count="283" meta:character-count="1853" meta:non-whitespace-character-count="1576"/>
    <meta:generator>LibreOffice/7.3.7.2$Linux_X86_64 LibreOffice_project/30$Build-2</meta:generator>
  </office:meta>
</office:document-meta>
</file>